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f3806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officeooo:rsid="000a14f6"/>
    </style:style>
    <style:style style:name="T95" style:family="text">
      <style:text-properties officeooo:rsid="005714b7"/>
    </style:style>
    <style:style style:name="T96" style:family="text">
      <style:text-properties officeooo:rsid="00880dbe"/>
    </style:style>
    <style:style style:name="T97" style:family="text">
      <style:text-properties officeooo:rsid="007c6d62"/>
    </style:style>
    <style:style style:name="T98" style:family="text">
      <style:text-properties officeooo:rsid="01c4f176"/>
    </style:style>
    <style:style style:name="T99" style:family="text">
      <style:text-properties officeooo:rsid="03b4652d"/>
    </style:style>
    <style:style style:name="T100" style:family="text">
      <style:text-properties officeooo:rsid="04b50477"/>
    </style:style>
    <style:style style:name="T101" style:family="text">
      <style:text-properties officeooo:rsid="0473a949"/>
    </style:style>
    <style:style style:name="T102" style:family="text">
      <style:text-properties officeooo:rsid="0387836c"/>
    </style:style>
    <style:style style:name="T103" style:family="text">
      <style:text-properties officeooo:rsid="01dff054"/>
    </style:style>
    <style:style style:name="T104" style:family="text">
      <style:text-properties officeooo:rsid="023c6ef8"/>
    </style:style>
    <style:style style:name="T105" style:family="text">
      <style:text-properties officeooo:rsid="023d2c84"/>
    </style:style>
    <style:style style:name="T106" style:family="text">
      <style:text-properties officeooo:rsid="0273d3e5"/>
    </style:style>
    <style:style style:name="T107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8">Esser-</text:span>Skala, 201<text:span text:style-name="T98">9</text:span></text:p>
      <text:p text:style-name="P17"/>
      <text:p text:style-name="P17"/>
      <text:p text:style-name="P15">© 201<text:span text:style-name="T98">9</text:span> by Wolfgang <text:span text:style-name="T98">Esser-</text:span>Skala. This edition is licensed under the Creative Commons Attribution<text:span text:style-name="T96">-NonCommercial-ShareAlike</text:span> 4.0 International License. To view a copy of this license, visit http://creativecommons.org/licenses/by<text:span text:style-name="T97">-nc-sa</text:span>/4.0/. </text:p>
      <text:p text:style-name="P14"/>
      <text:p text:style-name="P16">Music engraving by LilyPond 2.18.0 (http://www.lilypond.org).<text:span text:style-name="T95"><text:line-break/>Front matter</text:span> typeset with EB Garamond (http://www.georgduffner.at/ebgaramond).</text:p>
      <text:p text:style-name="P17"/>
      <text:p text:style-name="P13">First <text:span text:style-name="T98">version</text:span>, <text:span text:style-name="T105">December</text:span> 201<text:span text:style-name="T98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100">a copy in the Fürst zu Hohenlohe-Bartensteinsches Archiv. The digital version of the manuscript is available at</text:span></text:p>
      <text:p text:style-name="P10"><text:tab/><text:span text:style-name="T106">http://www.landesarchiv-bw.de/plink/?f=3-217491-1 </text:span>(siglum<text:span text:style-name="T101"> Ba 120 Bü 238</text:span>)<text:span text:style-name="T106">.</text:span></text:p>
      <text:p text:style-name="P5"/>
      <text:p text:style-name="P2">In general, this edition closely follows the <text:span text:style-name="T102">manuscript</text:span>. Any changes <text:span text:style-name="T94">that were introduced </text:span>by the editor are indicated by italic type (dynamics and <text:span text:style-name="T4">directions</text:span>), parentheses<text:span text:style-name="T4"> (expressive marks), </text:span>dashes (slurs and ties)<text:span text:style-name="T107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104"> </text:span>org, organ; <text:span text:style-name="T103">r, rest; </text:span>vl, violin<text:span text:style-name="T103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26"/>
      <text:p text:style-name="P26"/>
      <text:p text:style-name="P26"/>
      <text:p text:style-name="P29">s a n c t u s</text:p>
      <text:p text:style-name="P28"/>
      <text:p text:style-name="P27"><text:span text:style-name="T1">Bar<text:tab/>Staff<text:tab/>Note</text:span><text:span text:style-name="T48"><text:line-break/></text:span><text:span text:style-name="T92">25<text:tab/>A<text:tab/>bar in Ms: ais′2.–ais′2.<text:line-break/></text:span><text:span text:style-name="T93">37<text:tab/>vl 1<text:tab/></text:span><text:span text:style-name="T91">last eighth in Ms: a′8</text:span><text:span text:style-name="T93"><text:line-break/></text:span><text:span text:style-name="T91">37</text:span><text:span text:style-name="T47"><text:tab/>B<text:tab/></text:span><text:span text:style-name="T91">last eighth in Ms: a8</text:span><text:span text:style-name="T11"><text:line-break/></text:span><text:span text:style-name="T9"><text:line-break/></text:span></text:p>
      <text:p text:style-name="P7"><text:soft-page-break/></text:p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99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22:43:37.992335860</dc:date>
    <dc:creator>Wolfgang Skala</dc:creator>
    <meta:editing-duration>P7DT13H36M40S</meta:editing-duration>
    <meta:editing-cycles>680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19" meta:character-count="6107" meta:non-whitespace-character-count="4849"/>
  </office:meta>
</office:document-meta>
</file>